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68cm" fo:min-width="1.3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1.68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072cm" svg:height="1.615cm" svg:x="5.628cm" svg:y="8.801cm">
          <text:p text:style-name="P1"><text:span text:style-name="T1"><text:s/></text:span><text:span text:style-name="T1">Display Loan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xml:id="id1" draw:id="id1" draw:layer="layout" svg:width="2.602cm" svg:height="0.878cm" svg:x="8.949cm" svg:y="1.401cm">
          <draw:text-box>
            <text:p text:style-name="P3"><text:span text:style-name="T2">Page 42</text:span></text:p>
          </draw:text-box>
        </draw:frame>
        <draw:custom-shape draw:style-name="gr1" draw:text-style-name="P2" xml:id="id2" draw:id="id2" draw:layer="layout" svg:width="6.884cm" svg:height="1.614cm" svg:x="6.816cm" svg:y="3.701cm">
          <text:p text:style-name="P1"><text:span text:style-name="T1">Select Table Window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draw:type="line" svg:x1="10.25cm" svg:y1="2.279cm" svg:x2="10.258cm" svg:y2="3.701cm" draw:start-shape="id1" draw:start-glue-point="2" draw:end-shape="id2" draw:end-glue-point="5" svg:d="M10250 2279l8 1422" svg:viewBox="0 0 9 1423">
          <text:p/>
        </draw:connector>
        <draw:custom-shape draw:style-name="gr4" draw:text-style-name="P2" xml:id="id3" draw:id="id3" draw:layer="layout" svg:width="3.242cm" svg:height="1.4cm" svg:x="8.634cm" svg:y="6.901cm">
          <text:p text:style-name="P2"><text:span text:style-name="T1">Select </text:span></text:p>
          <text:p text:style-name="P2"><text:span text:style-name="T1">Tab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258cm" svg:y1="5.315cm" svg:x2="10.255cm" svg:y2="6.901cm" draw:start-shape="id2" draw:start-glue-point="8" draw:end-shape="id3" draw:end-glue-point="4" svg:d="M10258 5315l-3 1586" svg:viewBox="0 0 4 1587">
          <text:p/>
        </draw:connector>
        <draw:custom-shape draw:style-name="gr1" draw:text-style-name="P2" xml:id="id5" draw:id="id5" draw:layer="layout" svg:width="3.235cm" svg:height="1.615cm" svg:x="1.5cm" svg:y="8.801cm">
          <text:p text:style-name="P1"><text:span text:style-name="T1">Display Item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6" draw:id="id6" draw:layer="layout" svg:width="3.2cm" svg:height="1.615cm" svg:x="11.9cm" svg:y="8.801cm">
          <text:p text:style-name="P1"><text:span text:style-name="T1">Display </text:span></text:p>
          <text:p text:style-name="P1"><text:span text:style-name="T1">Customer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7" draw:id="id7" draw:layer="layout" svg:width="3.5cm" svg:height="1.615cm" svg:x="16cm" svg:y="8.801cm">
          <text:p text:style-name="P1"><text:span text:style-name="T1"><text:s text:c="3"/></text:span><text:span text:style-name="T1">Display PAT</text:span></text:p>
          <text:p text:style-name="P1"><text:span text:style-name="T1">Test</text:span></text:p>
          <text:p text:style-name="P1"><text:span text:style-name="T1">Records</text:span></text:p>
          <draw:enhanced-geometry svg:viewBox="0 0 21600 21600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1" draw:layer="layout" svg:x1="8.634cm" svg:y1="7.601cm" svg:x2="7.164cm" svg:y2="8.801cm" draw:start-shape="id3" draw:start-glue-point="5" draw:end-shape="id4" draw:end-glue-point="5" svg:d="M8634 7601h-1470v1200" svg:viewBox="0 0 1471 1201">
          <text:p/>
        </draw:connector>
        <draw:connector draw:style-name="gr3" draw:text-style-name="P1" draw:layer="layout" svg:x1="8.634cm" svg:y1="7.601cm" svg:x2="3.118cm" svg:y2="8.801cm" draw:start-shape="id3" draw:start-glue-point="5" draw:end-shape="id5" draw:end-glue-point="5" svg:d="M8634 7601h-5516v1200" svg:viewBox="0 0 5517 1201">
          <text:p/>
        </draw:connector>
        <draw:connector draw:style-name="gr3" draw:text-style-name="P1" draw:layer="layout" svg:x1="11.876cm" svg:y1="7.601cm" svg:x2="13.5cm" svg:y2="8.801cm" draw:start-shape="id3" draw:start-glue-point="7" draw:end-shape="id6" draw:end-glue-point="5" svg:d="M11876 7601h1624v1200" svg:viewBox="0 0 1625 1201">
          <text:p/>
        </draw:connector>
        <draw:connector draw:style-name="gr3" draw:text-style-name="P1" draw:layer="layout" svg:x1="11.876cm" svg:y1="7.601cm" svg:x2="17.75cm" svg:y2="8.801cm" draw:start-shape="id3" draw:start-glue-point="7" draw:end-shape="id7" draw:end-glue-point="5" svg:d="M11876 7601h5874v1200" svg:viewBox="0 0 5875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4:06:47.405000000</meta:creation-date>
    <dc:date>2014-11-10T14:10:16.891000000</dc:date>
    <meta:editing-duration>PT2M47S</meta:editing-duration>
    <meta:editing-cycles>3</meta:editing-cycles>
    <meta:generator>LibreOffice/4.2.5.2$Windows_x86 LibreOffice_project/61cb170a04bb1f12e77c884eab9192be736ec5f5</meta:generator>
    <meta:document-statistic meta:object-count="13"/>
  </office:meta>
</office:document-meta>
</file>